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ab0af" officeooo:paragraph-rsid="001ab0a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c56ee" officeooo:paragraph-rsid="001c56e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e0103" officeooo:paragraph-rsid="001e010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f77d2" officeooo:paragraph-rsid="001f77d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1ab0af" officeooo:paragraph-rsid="001ab0a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c56ee" officeooo:paragraph-rsid="001c56ee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e0103" officeooo:paragraph-rsid="001e010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f77d2" officeooo:paragraph-rsid="001f77d2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0517e" officeooo:paragraph-rsid="0020517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16192" officeooo:paragraph-rsid="0021619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285e0" officeooo:paragraph-rsid="002285e0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2285e0" officeooo:paragraph-rsid="0024553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45539" officeooo:paragraph-rsid="00245539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officeooo:paragraph-rsid="0020517e"/>
    </style:style>
    <style:style style:name="P15" style:family="paragraph" style:parent-style-name="Standard">
      <style:text-properties style:text-position="0% 100%" fo:font-size="14pt" style:text-underline-style="none" fo:font-weight="normal" officeooo:rsid="0020517e" officeooo:paragraph-rsid="0020517e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text-position="0% 100%" fo:font-size="14pt" style:text-underline-style="none" fo:font-weight="normal" officeooo:rsid="00245539" officeooo:paragraph-rsid="00245539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text-properties officeooo:paragraph-rsid="0020517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0103" style:font-weight-asian="normal" style:font-weight-complex="normal"/>
    </style:style>
    <style:style style:name="T3" style:family="text">
      <style:text-properties style:text-underline-style="none" fo:font-weight="normal" officeooo:rsid="001f77d2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4pt" style:text-underline-style="none" fo:font-weight="normal" officeooo:rsid="0020517e" style:font-size-asian="14pt" style:font-weight-asian="normal" style:font-size-complex="14pt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4pt" style:text-underline-style="none" fo:font-weight="normal" officeooo:rsid="0020517e" style:font-size-asian="14pt" style:font-weight-asian="normal" style:font-size-complex="14pt" style:font-weight-complex="normal"/>
    </style:style>
    <style:style style:name="T8" style:family="text">
      <style:text-properties style:text-position="0% 100%" officeooo:rsid="00245539"/>
    </style:style>
    <style:style style:name="T9" style:family="text">
      <style:text-properties fo:font-size="14pt" style:text-underline-style="none" fo:font-weight="normal" officeooo:rsid="0020517e" style:font-size-asian="14pt" style:font-weight-asian="normal" style:font-size-complex="14pt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45539"/>
    </style:style>
    <style:style style:name="T12" style:family="text">
      <style:text-properties officeooo:rsid="0026d6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 </text:p>
      <text:p text:style-name="P5"/>
      <text:p text:style-name="P5">1) z = (1+2j)**2 ; z.real()</text:p>
      <text:p text:style-name="P5">2) z = ‘1’ ; len(x)</text:p>
      <text:p text:style-name="P5">3) x = (1,)+(2,)+(3,)</text:p>
      <text:p text:style-name="P5">4) L = [1,2,3] ; del L[0]</text:p>
      <text:p text:style-name="P5">5) L = [10,3,20] ; sorted(L) </text:p>
      <text:p text:style-name="P6">6) A = {1,2,3} ; A.add(4)</text:p>
      <text:p text:style-name="P6">7) E = {1,(2,3)}</text:p>
      <text:p text:style-name="P6">8) D = dict(a=1, b=2, c=1)</text:p>
      <text:p text:style-name="P6">9) D = dict(‘a’:1 ; ‘b’ :2, ‘c’=1)</text:p>
      <text:p text:style-name="P2"><text:span text:style-name="T1">10) D = {‘premier’,23,’</text:span><text:span text:style-name="T2">deuxième’,41}</text:span></text:p>
      <text:p text:style-name="P3"><text:span text:style-name="T1">11) D = f</text:span><text:span text:style-name="T3">rozenset({1,4})</text:span><text:span text:style-name="T1"> ; D[{1,4}] = -.27</text:span></text:p>
      <text:p text:style-name="P7"/>
      <text:p text:style-name="P4">Exercice <text:span text:style-name="T12">3</text:span> :</text:p>
      <text:p text:style-name="P8"/>
      <text:p text:style-name="P9">1)</text:p>
      <text:list xml:id="list651661966" text:style-name="L1">
        <text:list-item>
          <text:p text:style-name="P14"><text:span text:style-name="T9">v</text:span><text:span text:style-name="T5">2</text:span><text:span text:style-name="T9">(100) = 2² * 5² = 2</text:span></text:p>
        </text:list-item>
        <text:list-item>
          <text:p text:style-name="P14"><text:span text:style-name="T9">v</text:span><text:span text:style-name="T5">5</text:span><text:span text:style-name="T7">(10!) : 10 ! = 1*2*3*4*5*6*7*8*9*10</text:span></text:p>
        </text:list-item>
      </text:list>
      <text:p text:style-name="P15"><text:tab/><text:tab/>= 1*2²*3*4*5²*6*7*8*9</text:p>
      <text:p text:style-name="P9"><text:span text:style-name="T6">Donc : v</text:span><text:span text:style-name="T4">5</text:span><text:span text:style-name="T6">(10!) = 2</text:span></text:p>
      <text:list xml:id="list934562385" text:style-name="L2">
        <text:list-item>
          <text:p text:style-name="P17"><text:span text:style-name="T7">v</text:span><text:span text:style-name="T5">5</text:span><text:span text:style-name="T7">(25!) : 25 ! = 1*2*3*4*5*6*7*8*9*10*11*12*13*14*15*16*17*18*19*20*21*22*23*24*25</text:span></text:p>
        </text:list-item>
      </text:list>
      <text:p text:style-name="P15">=1*2*3*4*5*6*7*8*9*11*12*13*14*16*17*18*19*21*22*23*24*2*3*4*5*5*5*5*5 = 1*2²*3²*4²*5⁶*6*7*8*9*11*12*13*14*16*17*18*19*21*22*23*24*</text:p>
      <text:p text:style-name="P9"><text:span text:style-name="T6">v</text:span><text:span text:style-name="T4">5</text:span><text:span text:style-name="T6">(25!) = 6</text:span></text:p>
      <text:p text:style-name="P10"><text:span text:style-name="T6">2) Le nombre de 0 de N correspond à l’entier p le plus grand tel que : 10</text:span><text:span text:style-name="T10">P</text:span><text:span text:style-name="T6"> divise N et 10 = 5*2 d’où le p = min(v</text:span><text:span text:style-name="T4">2</text:span><text:span text:style-name="T6">(N),v</text:span><text:span text:style-name="T4">5</text:span><text:span text:style-name="T6">(N))</text:span></text:p>
      <text:p text:style-name="P11"><text:span text:style-name="T6">3) v</text:span><text:span text:style-name="T4">p</text:span><text:span text:style-name="T6">(n!) : v</text:span><text:span text:style-name="T4">p</text:span><text:span text:style-name="T6">(n*n-1*n-2*...*1)</text:span></text:p>
      <text:p text:style-name="P16">v = 0</text:p>
      <text:p text:style-name="P16">k = 1</text:p>
      <text:p text:style-name="P12"><text:span text:style-name="T8">tant que p</text:span><text:span text:style-name="T11">k</text:span><text:span text:style-name="T8"> ≤ n :</text:span></text:p>
      <text:p text:style-name="P12"><text:span text:style-name="T8"><text:tab/>ajouter E(n/p</text:span><text:span text:style-name="T11">k</text:span><text:span text:style-name="T8">) à v</text:span></text:p>
      <text:p text:style-name="P16"><text:tab/>incrementer de 1</text:p>
      <text:p text:style-name="P13"><text:span text:style-name="T6">en sortie, v contient à v</text:span><text:span text:style-name="T4">p</text:span><text:span text:style-name="T6">(n!)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5T22:13:45.845609701</meta:creation-date>
    <meta:generator>LibreOffice/6.3.4.2.0$Linux_X86_64 LibreOffice_project/1e2df71cb6a569bbaaffb70308950743964880ae</meta:generator>
    <dc:date>2020-01-30T16:57:07.098198103</dc:date>
    <meta:editing-duration>PT52M49S</meta:editing-duration>
    <meta:editing-cycles>6</meta:editing-cycles>
    <meta:document-statistic meta:table-count="0" meta:image-count="0" meta:object-count="0" meta:page-count="1" meta:paragraph-count="29" meta:word-count="179" meta:character-count="902" meta:non-whitespace-character-count="763"/>
  </office:meta>
</office:document-meta>
</file>